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172" officeooo:paragraph-rsid="0014d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<text:s/>-u postgres psql</text:p>
      <text:p text:style-name="P1">now you will get a command prompt as follows </text:p>
      <text:p text:style-name="P1">postgres-#</text:p>
      <text:p text:style-name="P1"/>
      <text:p text:style-name="P1">to list all the databases</text:p>
      <text:p text:style-name="P1"/>
      <text:p text:style-name="P1">postgres-# \l</text:p>
      <text:p text:style-name="P1"/>
      <text:p text:style-name="P1">now pick a database you want to connect to and type the following </text:p>
      <text:p text:style-name="P1"/>
      <text:p text:style-name="P1">postgres-# <text:s/>\connect superheros_development</text:p>
      <text:p text:style-name="P1"/>
      <text:p text:style-name="P1">you will get following message:</text:p>
      <text:p text:style-name="P1">you are now connected to database “superheros_development” as a user “postgres”</text:p>
      <text:p text:style-name="P1"/>
      <text:p text:style-name="P1">you will get following prompt</text:p>
      <text:p text:style-name="P1">superheros_development=# </text:p>
      <text:p text:style-name="P1"/>
      <text:p text:style-name="P1">type the following</text:p>
      <text:p text:style-name="P1"/>
      <text:p text:style-name="P1">superheros_development=# select * from superher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47:15.041731921</meta:creation-date>
    <dc:date>2018-10-02T16:51:27.005895108</dc:date>
    <meta:editing-duration>PT4M12S</meta:editing-duration>
    <meta:editing-cycles>1</meta:editing-cycles>
    <meta:document-statistic meta:table-count="0" meta:image-count="0" meta:object-count="0" meta:page-count="1" meta:paragraph-count="13" meta:word-count="67" meta:character-count="456" meta:non-whitespace-character-count="397"/>
    <meta:generator>LibreOffice/6.0.6.2$Linux_X86_64 LibreOffice_project/00m0$Build-2</meta:generator>
  </office:meta>
</office:document-meta>
</file>